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39f0d" officeooo:paragraph-rsid="00039f0d"/>
    </style:style>
    <style:style style:name="P2" style:family="paragraph" style:parent-style-name="Standard">
      <style:text-properties style:text-underline-style="solid" style:text-underline-width="auto" style:text-underline-color="font-color" officeooo:rsid="000508e1" officeooo:paragraph-rsid="000508e1"/>
    </style:style>
    <style:style style:name="P3" style:family="paragraph" style:parent-style-name="Standard">
      <style:text-properties style:text-underline-style="none" officeooo:rsid="00039f0d" officeooo:paragraph-rsid="00039f0d"/>
    </style:style>
    <style:style style:name="P4" style:family="paragraph" style:parent-style-name="Standard">
      <style:text-properties style:text-underline-style="none" officeooo:rsid="00042b60" officeooo:paragraph-rsid="00042b60"/>
    </style:style>
    <style:style style:name="P5" style:family="paragraph" style:parent-style-name="Standard">
      <style:text-properties style:text-underline-style="none" officeooo:rsid="000508e1" officeooo:paragraph-rsid="000508e1"/>
    </style:style>
    <style:style style:name="P6" style:family="paragraph" style:parent-style-name="Standard">
      <style:text-properties style:text-underline-style="none" officeooo:rsid="000592f0" officeooo:paragraph-rsid="000592f0"/>
    </style:style>
    <style:style style:name="P7" style:family="paragraph" style:parent-style-name="Standard">
      <style:text-properties style:text-underline-style="none" officeooo:rsid="000693a3" officeooo:paragraph-rsid="000693a3"/>
    </style:style>
    <style:style style:name="P8" style:family="paragraph" style:parent-style-name="Standard">
      <style:text-properties style:text-underline-style="none" officeooo:rsid="0008b334" officeooo:paragraph-rsid="0008b334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8b3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eWS?:</text:p>
      <text:p text:style-name="P3"/>
      <text:p text:style-name="P4">AWS:</text:p>
      <text:p text:style-name="P4"/>
      <text:p text:style-name="P4">A public and private could platform.</text:p>
      <text:p text:style-name="P4">Designed to be secure and scalable.</text:p>
      <text:p text:style-name="P4"/>
      <text:p text:style-name="P2"><text:span text:style-name="T1">AWS Services – Compute: </text:span><text:span text:style-name="T2">VM based.</text:span></text:p>
      <text:p text:style-name="P5"/>
      <text:p text:style-name="P5">Amazon Elastic Compute Cloud (EC2)</text:p>
      <text:p text:style-name="P5">Amazon EC2 Container Services</text:p>
      <text:p text:style-name="P5">Amazon Lambda</text:p>
      <text:p text:style-name="P5">AWS Elastic Beanstalk</text:p>
      <text:p text:style-name="P5">Amazon Lightsail</text:p>
      <text:p text:style-name="P5">AWS Batch</text:p>
      <text:p text:style-name="P5"/>
      <text:p text:style-name="P6">AWS Storage:</text:p>
      <text:p text:style-name="P6"/>
      <text:p text:style-name="P6">Amazon Simple Storage Service (S3)</text:p>
      <text:p text:style-name="P6">Amazon Glacier</text:p>
      <text:p text:style-name="P6">A,azon Elastic Block Store</text:p>
      <text:p text:style-name="P6">Amazon Relational Database</text:p>
      <text:p text:style-name="P6">Amazon DynamoDB</text:p>
      <text:p text:style-name="P6">Amazon Redshift</text:p>
      <text:p text:style-name="P6"/>
      <text:p text:style-name="P7">AWS Networking:</text:p>
      <text:p text:style-name="P7"/>
      <text:p text:style-name="P7">Amazon VPC</text:p>
      <text:p text:style-name="P7">Application Load Balancer and Network Load Balancer</text:p>
      <text:p text:style-name="P7">Amazon Route 53</text:p>
      <text:p text:style-name="P7">AWS Direct Connect</text:p>
      <text:p text:style-name="P7"/>
      <text:p text:style-name="P7">AWS Management and Monitoring:</text:p>
      <text:p text:style-name="P7"/>
      <text:p text:style-name="P7">AWS Config</text:p>
      <text:p text:style-name="P7">AWS Trusted Advisor</text:p>
      <text:p text:style-name="P7">AWS CloudFormation</text:p>
      <text:p text:style-name="P7">AWS Opsworks</text:p>
      <text:p text:style-name="P7">Amazon CloudWatch</text:p>
      <text:p text:style-name="P7">AWS CloudTrail</text:p>
      <text:p text:style-name="P7"/>
      <text:p text:style-name="P8">AWS Security and Governance:</text:p>
      <text:p text:style-name="P8"/>
      <text:p text:style-name="P8">AWS ID and Access Management</text:p>
      <text:p text:style-name="P8">AWS Directory Services</text:p>
      <text:p text:style-name="P8">AWS Organisations</text:p>
      <text:p text:style-name="P8">Amazon Inspector</text:p>
      <text:p text:style-name="P8"/>
      <text:p text:style-name="P8"/>
      <text:p text:style-name="P8"><text:soft-page-break/>AWS Big Data:</text:p>
      <text:p text:style-name="P8"/>
      <text:p text:style-name="P8">Amazon Elastic MapReduce</text:p>
      <text:p text:style-name="P8">Amazon Kinesis</text:p>
      <text:p text:style-name="P8">AWS Glue</text:p>
      <text:p text:style-name="P8">Amazon Elasticsearch Service</text:p>
      <text:p text:style-name="P8">Amazon Athena</text:p>
      <text:p text:style-name="P8"/>
      <text:p text:style-name="P8">AWS AI:</text:p>
      <text:p text:style-name="P8"/>
      <text:p text:style-name="P8">Amazon Lex</text:p>
      <text:p text:style-name="P8">Amazon Polly</text:p>
      <text:p text:style-name="P8">Amazon Rekognition</text:p>
      <text:p text:style-name="P8">Amazon Alexa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4:20:43.632190286</meta:creation-date>
    <dc:date>2019-11-21T09:05:58.343863261</dc:date>
    <meta:editing-duration>PT20M36S</meta:editing-duration>
    <meta:editing-cycles>6</meta:editing-cycles>
    <meta:generator>LibreOffice/6.2.7.1$Linux_X86_64 LibreOffice_project/20$Build-1</meta:generator>
    <meta:document-statistic meta:table-count="0" meta:image-count="0" meta:object-count="0" meta:page-count="2" meta:paragraph-count="46" meta:word-count="132" meta:character-count="878" meta:non-whitespace-character-count="791"/>
  </office:meta>
</office:document-meta>
</file>